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P5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8549b" officeooo:paragraph-rsid="0018549b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10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11" style:family="paragraph" style:parent-style-name="Standard" style:list-style-name="L3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12" style:family="paragraph" style:parent-style-name="Standard" style:list-style-name="L4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13" style:family="paragraph" style:parent-style-name="Standard" style:list-style-name="L4">
      <style:paragraph-properties fo:text-align="justify" style:justify-single-word="fals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 style:list-style-name="L4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9c186" officeooo:paragraph-rsid="0018549b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af491" officeooo:paragraph-rsid="001af491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ru" fo:country="RU" fo:font-style="normal" fo:font-weight="bold" officeooo:rsid="001af491" officeooo:paragraph-rsid="001af491" style:font-style-asian="normal" style:font-weight-asian="bold" style:font-style-complex="normal" style:font-weight-complex="bold"/>
    </style:style>
    <style:style style:name="P18" style:family="paragraph" style:parent-style-name="Standard" style:list-style-name="L2">
      <style:paragraph-properties fo:text-align="justify" style:justify-single-word="false"/>
      <style:text-properties fo:language="ru" fo:country="RU" officeooo:rsid="001a6856" officeooo:paragraph-rsid="001a6856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модуля <text:span text:style-name="T1">ProxyDCS.</text:span></text:p>
      <text:p text:style-name="P2"/>
      <text:p text:style-name="P4">Структура взаимодействия предполагает отсутствие единого сервера данных.</text:p>
      <text:p text:style-name="P4">Структура динамическая, конфигурируемая в процессе выполнения.</text:p>
      <text:p text:style-name="P4"/>
      <text:p text:style-name="P1"><text:span text:style-name="T3">Назначение </text:span>ProxyDCS.</text:p>
      <text:p text:style-name="P2"><text:span text:style-name="T3">Должен осуществлять сбор идентификаторов других модулей </text:span>ProxyDCS.</text:p>
      <text:p text:style-name="P4"/>
      <text:p text:style-name="P4">При запросе от другого модуля передавать ему список обнаруженных им ранее модулей.</text:p>
      <text:p text:style-name="P4"/>
      <text:p text:style-name="P2"><text:span text:style-name="T3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3">. </text:span></text:p>
      <text:p text:style-name="P4"/>
      <text:p text:style-name="P2"><text:span text:style-name="T3">Взаимодействие модулей осуществляется через </text:span>Ethernet <text:span text:style-name="T3">или </text:span>shared memory.</text:p>
      <text:p text:style-name="P2"/>
      <text:p text:style-name="P2"/>
      <text:p text:style-name="P2"><text:span text:style-name="T5">ProxyDCS</text:span> – <text:span text:style-name="T3">должен уметь загружать xml-файл. С описанием параметров которые модуль вырабатывает и потребляет. </text:span></text:p>
      <text:p text:style-name="P2"><text:span text:style-name="T3">Должна быть специальная утилита, которая собирает все данные(</text:span>xml<text:span text:style-name="T3">) файлы со всех программных модулей и осуществляет динамическое связывание или статическое связывание.</text:span></text:p>
      <text:p text:style-name="P4"/>
      <text:p text:style-name="P5">Идея:</text:p>
      <text:p text:style-name="P4"/>
      <text:p text:style-name="P4">Нужно ввести файл с описанием поддерживаемых команд или событий, например назвав <text:span text:style-name="T2">interfaces.xml.</text:span></text:p>
      <text:p text:style-name="P2"/>
      <text:p text:style-name="P4"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4"/>
      <text:p text:style-name="P4">Нужно сразу подумать, как связать данный <text:span text:style-name="T1">ProxyDCS </text:span>с основной расчетной моделью( с проектом <text:span text:style-name="T1">SubModel)</text:span>.</text:p>
      <text:p text:style-name="P4">Возможно придется иметь два <text:span text:style-name="T1">Proxy </text:span>это внешний и внутрений. Смотри документацию <text:span text:style-name="T1">SubModel.</text:span></text:p>
      <text:p text:style-name="P4"/>
      <text:p text:style-name="P2"><text:span text:style-name="T5">ProxyDCS</text:span> <text:span text:style-name="T3">должен иметь следующий интерфейс:</text:span></text:p>
      <text:p text:style-name="P4"/>
      <text:p text:style-name="P2"><text:span text:style-name="T3">- </text:span>sendRequest(Request*) <text:s text:c="2"/>- <text:span text:style-name="T3">отправка запроса на обработку. Должны быть указаны настройки, например, циклический запрос или одиночный запрос.</text:span></text:p>
      <text:list xml:id="list4376513100554240816" text:style-name="L1">
        <text:list-item>
          <text:p text:style-name="P9">eEvent(RequestEvent) - <text:span text:style-name="T3">обработка события постановки/получения запроса на исполнение.</text:span></text:p>
        </text:list-item>
      </text:list>
      <text:p text:style-name="P6"/>
      <text:p text:style-name="P2"/>
      <text:p text:style-name="P5">Связь с приложением:</text:p>
      <text:p text:style-name="P4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4"/>
      <text:p text:style-name="P5">Предложения от <text:span text:style-name="T1">Наташи(</text:span>от 15.06.2016<text:span text:style-name="T1">):</text:span></text:p>
      <text:list xml:id="list7886945615504317432" text:style-name="L2">
        <text:list-item>
          <text:p text:style-name="P10">Добавить возможность изменять настройки запроса программно перебивая значение в <text:span text:style-name="T1">xml, </text:span>а настройки в <text:span text:style-name="T1">xml </text:span>считать настройками по умолчанию.</text:p>
        </text:list-item>
        <text:list-item>
          <text:p text:style-name="P10">Подумать о том, если много модулей будут писать в одну структуру не будет ли конфликта.</text:p>
        </text:list-item>
        <text:list-item>
          <text:p text:style-name="P10"><text:soft-page-break/>Связь с <text:span text:style-name="T1">ProxyDCS </text:span>осуществить через сигнал и слот. Сигнал сообщает о прибытии запроса. А слот позволяет отправить запрос другим модулям.</text:p>
        </text:list-item>
        <text:list-item>
          <text:p text:style-name="P10">Подумать об внезапном отключении модулей. Прокси должен в этом случае как-то сообщать оповещать другие модели.</text:p>
        </text:list-item>
        <text:list-item>
          <text:p text:style-name="P18">Добавить введение журнала. С записью в него информации о времени и об ошибках в обмене.</text:p>
        </text:list-item>
        <text:list-item>
          <text:p text:style-name="P18">Должен быть ключ для отображения отладочной информации в процессе обмена.</text:p>
        </text:list-item>
      </text:list>
      <text:p text:style-name="P4"/>
      <text:p text:style-name="P4"/>
      <text:p text:style-name="P4"/>
      <text:p text:style-name="P4"/>
      <text:p text:style-name="P4">Пример <text:span text:style-name="T2">io.xml:</text:span></text:p>
      <text:p text:style-name="P2"/>
      <text:p text:style-name="P2">GroupInput</text:p>
      <text:p text:style-name="P2">{</text:p>
      <text:p text:style-name="P2"><text:tab/>name_group_id;</text:p>
      <text:p text:style-name="P2"><text:tab/>name_pseudo_id;name_param_id;<text:span text:style-name="T3">имя_модуля;</text:span></text:p>
      <text:p text:style-name="P2"><text:tab/>name_pseudo_id;n<text:span text:style-name="T3">ame_param_id;имя_модуля;</text:span></text:p>
      <text:p text:style-name="P2">}</text:p>
      <text:p text:style-name="P2"/>
      <text:p text:style-name="P2"><text:span text:style-name="T5">name_pseudo_id</text:span> – <text:span text:style-name="T3">это псевдоним параметра который и будет использоваться в программе(строка)</text:span></text:p>
      <text:p text:style-name="P2"><text:span text:style-name="T5">name_param_id</text:span> <text:s/>- <text:span text:style-name="T3">это название параметра который определен в другом модуле(строка)</text:span></text:p>
      <text:p text:style-name="P2"><text:span text:style-name="T4">имя_модуля</text:span><text:span text:style-name="T3"> — это название кому принадлежит </text:span>name_param_id.<text:span text:style-name="T3"> </text:span></text:p>
      <text:p text:style-name="P2"><text:span text:style-name="T4">name_group_id </text:span><text:span text:style-name="T3">— имя группы(она в себя включает множество параметров)</text:span></text:p>
      <text:p text:style-name="P2"/>
      <text:p text:style-name="P4">Тип данных самого параметра описан в выходных параметрах другого модуля может нет смысла здесь указывать дополнительное указание типа данных.</text:p>
      <text:p text:style-name="P4"/>
      <text:p text:style-name="P4">Можно сделать правильное приведение типов из одного в другой. И единицы измерения. Они могут хранится для всех видов данных.</text:p>
      <text:p text:style-name="P2"/>
      <text:p text:style-name="P2">GroupInput</text:p>
      <text:p text:style-name="P2">{</text:p>
      <text:p text:style-name="P2"><text:tab/>name_group_id;<text:tab/><text:tab/> <text:s text:c="2"/>//<text:span text:style-name="T3">уникальное имя модуля</text:span></text:p>
      <text:p text:style-name="P2"><text:tab/>cyclic; <text:tab/><text:tab/><text:tab/><text:tab/> <text:s text:c="2"/>//<text:span text:style-name="T3">признак цикличности</text:span></text:p>
      <text:p text:style-name="P2"><text:tab/>frec; <text:tab/><text:tab/><text:tab/><text:tab/> <text:s text:c="2"/>//<text:span text:style-name="T3">частота</text:span></text:p>
      <text:p text:style-name="P2"><text:tab/>name_param_id;<text:span text:style-name="T3">имя_модуля; //описание параметра</text:span></text:p>
      <text:p text:style-name="P2">}</text:p>
      <text:p text:style-name="P2"/>
      <text:p text:style-name="P2">GroupOutput</text:p>
      <text:p text:style-name="P2">{</text:p>
      <text:p text:style-name="P2"><text:tab/></text:p>
      <text:p text:style-name="P2">}</text:p>
      <text:p text:style-name="P2"/>
      <text:p text:style-name="P4">В случае, если входные данные меняются будет генерироваться соответсвующий сигнала</text:p>
      <text:p text:style-name="P2">GroupInput – <text:span text:style-name="T3">это перечень всех входных данных требуемых данным модулем от других модулей.</text:span></text:p>
      <text:p text:style-name="P2">GroupOutput – <text:span text:style-name="T3">это перечень параметров рассчитываемых данным модулем. Это необходимо для передачи полномочий непосредственно </text:span>ProxyDCS.</text:p>
      <text:p text:style-name="P4"/>
      <text:p text:style-name="P4">Пример <text:span text:style-name="T2">interfaces.xml:</text:span></text:p>
      <text:p text:style-name="P4"><text:soft-page-break/>Суть этого файла сообщить о наличии высокоуровневых командах который может выполнять данный модуль.</text:p>
      <text:p text:style-name="P4"/>
      <text:p text:style-name="P4">К примеру: </text:p>
      <text:p text:style-name="P2">Command</text:p>
      <text:p text:style-name="P2">{</text:p>
      <text:p text:style-name="P2">name_command_id;//<text:span text:style-name="T3">имя идентификатора команды</text:span></text:p>
      <text:p text:style-name="P2">input :</text:p>
      <text:p text:style-name="P2">//<text:span text:style-name="T3">здесь описание входных данных команды</text:span></text:p>
      <text:p text:style-name="P2">output:</text:p>
      <text:p text:style-name="P2">//<text:span text:style-name="T3">здесь описание выходных данных</text:span></text:p>
      <text:p text:style-name="P2">}</text:p>
      <text:p text:style-name="P4">Вопросы:</text:p>
      <text:p text:style-name="P4">А как подавать параметры на вход нашего модуля? Идеально брать ссылки. Если параметры находятся на другой машине, то просто выборкой данных из пакета-<text:span text:style-name="T1">udp.</text:span></text:p>
      <text:p text:style-name="P2"/>
      <text:p text:style-name="P2"/>
      <text:p text:style-name="P2"/>
      <text:p text:style-name="P4">Описание данных:</text:p>
      <text:p text:style-name="P4"/>
      <text:p text:style-name="P4"/>
      <text:p text:style-name="P5">Логика <text:span text:style-name="T1">работы </text:span>по сети<text:span text:style-name="T1">:</text:span></text:p>
      <text:p text:style-name="P4">При первом запуске <text:span text:style-name="T2">ProxyDCS</text:span><text:span text:style-name="T1"> </text:span>пытается найти другие элементы системы, через <text:span text:style-name="T1">udp broadcast. </text:span>Т.е в свою очередь возвращают свои идентификаторы(порт, <text:span text:style-name="T1">IP </text:span>адреса). (<text:span text:style-name="T6">Можно реализовать через общую память).</text:span></text:p>
      <text:p text:style-name="P6"/>
      <text:p text:style-name="P6">Описание сетевого обмена.</text:p>
      <text:p text:style-name="P6"/>
      <text:list xml:id="list2409810794629580074" text:style-name="L3">
        <text:list-item>
          <text:p text:style-name="P11">При запуске модули подключаются к разделяемому сокету. То приложение которое первым(будем называть его лидирующим) захватило сокет получает все пакеты. Остальные приложения отправляют по этому сокету свои идентификационные данные(как идентификатор, порт, <text:span text:style-name="T1">IP </text:span>адрес). Лидирующее приложение собирает от всех информацию и передает каждому из них идентификационные данные остальных. При выключении приложений, лидирующее приложение так же обрабатывает это состояние, если лидирующее приложение закрывается, то на себя его функции автоматически берет другое приложение.</text:p>
        </text:list-item>
      </text:list>
      <text:p text:style-name="P6"/>
      <text:p text:style-name="P6"/>
      <text:p text:style-name="P6"/>
      <text:p text:style-name="P6"/>
      <text:p text:style-name="P6">План задач которые нужно решать:</text:p>
      <text:p text:style-name="P6"/>
      <text:list xml:id="list1900944905965430301" text:style-name="L4">
        <text:list-item>
          <text:p text:style-name="P12">Сделать так, чтобы приложения работали в на разных компьютерах</text:p>
          <text:p text:style-name="P13">Проблема1: Не понятно какой интерфейс использовать, если на компьютере множество сетевых интерфейсов. Или все таки сделать надстроечный файл <text:s/>с указанием интерфейса через который проводить обмен данными.</text:p>
          <text:p text:style-name="P13">Проблема2: На разных компьютерах порт может быть свободен и получится два приложения которые берут функцию передачи на себя.</text:p>
        </text:list-item>
        <text:list-item>
          <text:p text:style-name="P14">Добавить тип пакета для передачи произвольных данных.</text:p>
        </text:list-item>
      </text:list>
      <text:p text:style-name="P7"/>
      <text:p text:style-name="P7"/>
      <text:p text:style-name="P7"/>
      <text:p text:style-name="P17"><text:soft-page-break/>Проблемы:</text:p>
      <text:p text:style-name="P16">Разработать <text:s/>механизм работы в случае если ведомые получили признак того, что некоторое приложение выключилось.</text:p>
      <text:p text:style-name="P7"/>
      <text:p text:style-name="P7"/>
      <text:p text:style-name="P7"/>
      <text:p text:style-name="P15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4H54M20S</meta:editing-duration>
    <meta:editing-cycles>41</meta:editing-cycles>
    <meta:generator>LibreOffice/5.1.4.2$Windows_x86 LibreOffice_project/f99d75f39f1c57ebdd7ffc5f42867c12031db97a</meta:generator>
    <dc:date>2016-07-27T16:01:04.155000000</dc:date>
    <meta:document-statistic meta:table-count="0" meta:image-count="0" meta:object-count="0" meta:page-count="4" meta:paragraph-count="79" meta:word-count="691" meta:character-count="5388" meta:non-whitespace-character-count="4744"/>
    <meta:user-defined meta:name="Info 1"/>
    <meta:user-defined meta:name="Info 2"/>
    <meta:user-defined meta:name="Info 3"/>
    <meta:user-defined meta:name="Info 4"/>
  </office:meta>
</office:document-meta>
</file>